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style:text-position="super 58.3%"/>
    </style:style>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2" style:family="paragraph"/>
    <style:style style:name="P6" style:parent-style-name="Paragraphedeliste" style:list-style-name="LFO2" style:family="paragraph"/>
    <style:style style:name="P7" style:parent-style-name="Paragraphedeliste" style:list-style-name="LFO2" style:family="paragraph"/>
  </office:automatic-styles>
  <office:body>
    <office:text text:use-soft-page-breaks="true">
      <text:p text:style-name="P1">A mettre dans le rapport :<text:s/></text:p>
      <text:p text:style-name="Normal"/>
      <text:p text:style-name="Normal">Intro :<text:s/></text:p>
      <text:p text:style-name="Normal">Un problème notable dans l’apprentissage supervisé est la labélisation d’un grand nombre de données afin d’entraîner un modèle. En effet, Il arrive souvent que le nombre de données labelisées soit dérisoire comparément aux données dont l’on dispose au total. Les algorithmes de clusterisation non-supervisé peuvent alors permettre de résoudre ce problème, pourvu que nous puissions identifier correctement les clusters aux étiquettes de classe. Dans ce cas, il suffirait alors de s’assurer de la bonne représentation du modèle des différentes classes, et d’apposer aux données des clusters les étiquettes de classe issue de l’association cluster/classe.</text:p>
      <text:p text:style-name="Normal"><text:s/>Dans ce projet, nous proposons d’appliquer l’algorithme hongrois à ce problème. L’algorithme hongrois est un programme qui permet de trouver la meilleure association entre N agents et N tâches à l’aide de poids associés aux arrêtes entre agents et tâches. En pratique, il existe (2 parmi N) poids d’’arrête et N ! façons différentes d’associer les agents aux tâches. La recherche de l’optimum des associations peut donc être pénible et utiliser l’algorithme hongrois permet de résoudre en partie ce problème. Il repose sur une recherche du poids d’arrête minimal dans une matrice de coût qui contiendrait tous les poids des arrêtes entre agents et tâches (dans notre cas, entre cluster et classe). Cette recherche est effectuée en ligne en recherchant pour chacune le coefficient minimal, puis de même en colonne. De cette manière, chaque ligne (=cluster par exemple) trouve sa classe la plus adaptée. Nous parlerons plus tard du déroulement de l’algorithme et de la gestion des optimums égaux en coût. On note que la complexité théorique de cet algorithme est de N**3 ou N**4 dépendamment de la manière dont on l’effectue, ce qui est en pratique plus rapide que N ! dans le cas où l’on vérifierait chaque association possible et on assignerait la meilleure, par exemple en choisissant le cluster assigné à une classe en utilisant la proportion maximale de toutes les classes dans ce cluster (ou inversement).</text:p>
      <text:p text:style-name="Normal">Pour construire la matrice de coût, nous choisissons plusieurs méthodes que nous évaluerons par la suite. Parmi celles-ci, un simple comptage des occurrences communes d’un couple classe/cluster<text:s/>avec le maximum proposé plus tôt<text:s/>et la distance euclidienne entre clusters et classe, calculée grâce à la moyenne en les variables des deux entités.<text:s/></text:p>
      <text:p text:style-name="Normal">Contexte :</text:p>
      <text:p text:style-name="Normal">En reduction de dimension, nous avions un projet qui consistait a utiliser l’algo knn pour clusteriser en 20 groupes. Ces documents étaient aussi affiliés à 20 classes de documents, alors nous aurions aimé comprendre si la structure détectée par k-nn correspondait bien a la structure des classes, en évaluant la coîncidence entre classes<text:s/><text:soft-page-break/>et clusters mais comment faire pour associer un cluster à une classe ? Quel est le choix le plus logique pour résoudre ce probleme ? Par manque de temps, la solution que nous avions choisi était de calculer la proportion maximale d’une classe dans un cluster, puis d’assigner cette classe au cluster. Mais plusieurs problèmes en émanaient. Premièrement, une classe peut avoir une proportion maximale dans deux clusters distincts, et alors le choix d’un ou l’autre est totalement arbitraire, et renvie le cluster non-assigné a sa deuxieme classe la plus préponderante, mais seulement par ordre (1<text:span text:style-name="T2">er</text:span><text:s/>cluster = proportion max en cette classe -&gt; cette classe est assignée a ce cluster) sans critère. Que veut-on minimiser ? Peut on minimiser la somme des éléments qui sont assignés comme étant de cette classe, car ils appartiennent à ce cluster, alors qu’ils font en réalité partie d’une autre classe ?<text:s/></text:p>
      <text:p text:style-name="Normal">Contrainte associé au probleme :</text:p>
      <text:p text:style-name="Normal">Ce choix serait le meilleur pour un cas pratique où l’objectif serait d’étiquetter en tant que classe des données à partir d’une clusterisation non-supervisée et d’exemples déjà étiquettés. On s’assurerait ainsi que l’on minimise la catégorie des données mal étiquettées pour un futur apprentissage supervisé. Comment ce problème s’ecrit mathematiquement ? Nous avons une matrice de coût<text:s/>C<text:s/>que nous détaillerons plus tard, qui correspond a l’erreur de concordance entre un cluster et une classe. Le probleme d’assignation se ramène a assigner des 1 sur une matrice<text:s/>aux coefficients Xij correspondant a la ligne d’une classe et la colonne d’un cluster et assigner 0 sur le reste de la ligne. Comme on souhaite aussi qu’un cluster corresponde à une ligne (en premier lieu, éventuellement il est possible de faire concorder plusieurs clusters à une classe et inversement en enlevant les contraintes sur la bijection de notre association), une seconde contrainte est qu’il ne doit y avoir qu’un 1 par colonne et des 0 sur le reste. Enfin, la fonction de coût est la combinaison linéaire des Xij*Ckl, sur les Xij.<text:s/></text:p>
      <text:p text:style-name="Normal">Choix de la matrice de cout dans notre cas :</text:p>
      <text:list text:style-name="LFO1" text:continue-numbering="true">
        <text:list-item>
          <text:p text:style-name="P3">1-Proportion maximale de cooccurence classe/cluster</text:p>
        </text:list-item>
        <text:list-item>
          <text:p text:style-name="P4">Distance Lp entre centroides des clusters et des classes</text:p>
        </text:list-item>
      </text:list>
      <text:p text:style-name="Normal">Methodologie :</text:p>
      <text:list text:style-name="LFO2" text:continue-numbering="true">
        <text:list-item>
          <text:p text:style-name="P5">Algorithme naif<text:s/>(explication de l’algorithme, explication de la complexité theorique et graphique de complexité experimental (fct de n)</text:p>
        </text:list-item>
        <text:list-item>
          <text:p text:style-name="P6">Algorithme Hongrois<text:s/>idem<text:s/></text:p>
        </text:list-item>
        <text:list-item>
          <text:p text:style-name="P7">Variante de l’algo hongrois</text:p>
        </text:list-item>
      </text:list>
      <text:p text:style-name="Normal">Cas pratique :</text:p>
      <text:p text:style-name="Normal">Vérification des performances sur un exemple concret<text:s/>le cas de réduction de dimensio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ré</meta:initial-creator>
    <dc:creator>aurelien henriques</dc:creator>
    <meta:creation-date>2024-03-29T08:49:00Z</meta:creation-date>
    <dc:date>2024-04-06T11:15:00Z</dc:date>
    <meta:template xlink:href="Normal" xlink:type="simple"/>
    <meta:editing-cycles>6</meta:editing-cycles>
    <meta:editing-duration>PT1740S</meta:editing-duration>
    <meta:document-statistic meta:page-count="2" meta:paragraph-count="10" meta:word-count="815" meta:character-count="5293" meta:row-count="37" meta:non-whitespace-character-count="4488"/>
  </office:meta>
</office:document-meta>
</file>